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430666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44bf4f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56dbe5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0147d" officeooo:paragraph-rsid="0048db79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0147d" officeooo:paragraph-rsid="0044bf4f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30147d" officeooo:paragraph-rsid="00430666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30147d" officeooo:paragraph-rsid="004f11b4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469a8f" officeooo:paragraph-rsid="00469a8f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4c4d62" officeooo:paragraph-rsid="004c4d62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officeooo:paragraph-rsid="0055498a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2pt" officeooo:paragraph-rsid="0016a8f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4f11b4"/>
    </style:style>
    <style:style style:name="P13" style:family="paragraph" style:parent-style-name="Standard">
      <style:paragraph-properties fo:text-align="center" style:justify-single-word="false"/>
      <style:text-properties officeooo:paragraph-rsid="0016a8f3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56dbe5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430666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469a8f" officeooo:paragraph-rsid="00469a8f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4fbe8f" officeooo:paragraph-rsid="004fbe8f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4c4d62" officeooo:paragraph-rsid="004c4d62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30147d" officeooo:paragraph-rsid="004f11b4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paragraph-rsid="0055498a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rsid="0030147d" officeooo:paragraph-rsid="0055498a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2889fe" officeooo:paragraph-rsid="0044bf4f"/>
    </style:style>
    <style:style style:name="T1" style:family="text">
      <style:text-properties style:text-position="super 58%"/>
    </style:style>
    <style:style style:name="T2" style:family="text">
      <style:text-properties officeooo:rsid="0041656b"/>
    </style:style>
    <style:style style:name="T3" style:family="text">
      <style:text-properties officeooo:rsid="000a4a62"/>
    </style:style>
    <style:style style:name="T4" style:family="text">
      <style:text-properties officeooo:rsid="00481364"/>
    </style:style>
    <style:style style:name="T5" style:family="text">
      <style:text-properties officeooo:rsid="0051ab26"/>
    </style:style>
    <style:style style:name="T6" style:family="text">
      <style:text-properties officeooo:rsid="005974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#<text:variable-set text:name="Assignment" office:value-type="float" office:value="1.04" style:data-style-name="N0">1.04</text:variable-set>: <text:span text:style-name="T6">Bernouli’s Equation</text:span></text:p>
      <text:p text:style-name="P13"/>
      <text:list xml:id="list4911910664104339588" text:style-name="L1">
        <text:list-item>
          <text:p text:style-name="P14">Water flows in a pipe of radius 2 cm at a speed of 1 m/s. <text:s/>The water then enters a thinner pipe, with a radius of 1 cm. <text:s/>What is the speed of the water in the thinner pipe?</text:p>
        </text:list-item>
      </text:list>
      <text:p text:style-name="P3"/>
      <text:p text:style-name="P3"/>
      <text:p text:style-name="P3"/>
      <text:p text:style-name="P3"/>
      <text:p text:style-name="P3"/>
      <text:list xml:id="list73054918188826" text:continue-numbering="true" text:style-name="L1">
        <text:list-item>
          <text:p text:style-name="P15"><text:span text:style-name="T3">A </text:span>water tank springs a leak in the bottom, and water begins to flow out of a 1-cm radius hole at a speed of 17 m/s. <text:s/>If the tower has a radius of 4 meters, speed that the water level drops?</text:p>
        </text:list-item>
      </text:list>
      <text:p text:style-name="P1"/>
      <text:p text:style-name="P6"/>
      <text:p text:style-name="P5"/>
      <text:p text:style-name="P5"/>
      <text:p text:style-name="P5"/>
      <text:list xml:id="list73053664574834" text:continue-numbering="true" text:style-name="L1">
        <text:list-item>
          <text:p text:style-name="P16">A fuel line in a car has a radius of 0.635 cm. <text:s/>The gasoline flows to a fuel injector that has an opening of 0.00045 cm in radius. <text:s/><text:span text:style-name="T4">If the fuel travels at 0.004 m/s in the fuel line, how fast does it come out of the injector opening?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73053890010870" text:continue-numbering="true" text:style-name="L1">
        <text:list-item>
          <text:p text:style-name="P17">Water flows at a speed of 3 m/s in a hose of radius 1 cm. <text:s/><text:span text:style-name="T5">You want the water to go farther, so you place your thumb over the end of the hose. <text:s/>If the water comes out at 15 m/s, what is the effective radius of the hole where the water comes out? <text:s/>(Assume the hole is circular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3054969615694" text:continue-numbering="true" text:style-name="L1">
        <text:list-item>
          <text:p text:style-name="P18">A sprinkler system has 6 sprinklers connected to a 1.27cm radius pipe. <text:s/>Each sprinkler has a 2mm opening from which water sprays. <text:s/>If the speed of the water coming out of the opening is 15m/s, what is the speed of the water in the pipe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73053222144370" text:continue-numbering="true" text:style-name="L1">
        <text:list-item>
          <text:p text:style-name="P19"><text:soft-page-break/>A water line with an internal radius of 6.5 × 10<text:span text:style-name="T1">-3</text:span> m is connected to a shower head that has 12 holes. The speed of the water in the line is 1.2 m/s. <text:s/>At what speed does the water leave one of the holes (effective hole radius = 4.6 × 10<text:span text:style-name="T1">-4</text:span> m) in the shower head? </text:p>
        </text:list-item>
      </text:list>
      <text:p text:style-name="P7"/>
      <text:p text:style-name="P7"/>
      <text:p text:style-name="P7"/>
      <text:p text:style-name="P7"/>
      <text:p text:style-name="P7"/>
      <text:p text:style-name="P12"/>
      <text:list xml:id="list73054754313083" text:continue-numbering="true" text:style-name="L1">
        <text:list-item>
          <text:p text:style-name="P20">Water is exiting a garden hose (r=1.25 cm) at a speed of 2 m/s. <text:s/>The garden hose is held horizontally, at a height of 4.9 meters above the ground. <text:s/></text:p>
          <text:list>
            <text:list-item>
              <text:p text:style-name="P20">Calculate the time it takes for the water to fall to the ground. 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3053620384052" text:continue-numbering="true" text:style-name="L1">
        <text:list-item>
          <text:list>
            <text:list-item>
              <text:p text:style-name="P20">You wish to water a plant that is 7 meters away from the hose (horizontally). <text:s/>What is the speed the water would need to fall at the base of the plant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3053295481261" text:continue-numbering="true" text:style-name="L1">
        <text:list-item>
          <text:list>
            <text:list-item>
              <text:p text:style-name="P21">You put your thumb over the hose to cause the water to travel faster. <text:s/>What radius should the exit-hole of the hose be in order for the water to reach the plant? (Assume the exit-hole is circular).</text:p>
            </text:list-item>
          </text:list>
          <text:p text:style-name="P22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7-09-14T07:30:52.793043083" text:date-adjust="PT24H00M00S">09/15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29:25.004895056</meta:creation-date>
    <meta:editing-duration>PT1H38M47S</meta:editing-duration>
    <meta:editing-cycles>46</meta:editing-cycles>
    <meta:generator>LibreOffice/5.2.7.2$Linux_X86_64 LibreOffice_project/20$Build-2</meta:generator>
    <dc:date>2017-09-14T07:30:52.737110668</dc:date>
    <meta:print-date>2017-09-07T07:29:42.178212632</meta:print-date>
    <meta:document-statistic meta:table-count="0" meta:image-count="2" meta:object-count="0" meta:page-count="2" meta:paragraph-count="13" meta:word-count="421" meta:character-count="2069" meta:non-whitespace-character-count="1617"/>
  </office:meta>
</office:document-meta>
</file>